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.0626in"/>
        </style:tab-stops>
      </style:paragraph-properties>
      <style:text-properties officeooo:paragraph-rsid="0006bb02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0626in"/>
        </style:tab-stops>
      </style:paragraph-properties>
      <style:text-properties officeooo:paragraph-rsid="00090ce0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.0626in"/>
        </style:tab-stops>
      </style:paragraph-properties>
      <style:text-properties fo:color="#000000" fo:font-weight="normal" officeooo:paragraph-rsid="0006bb02" style:font-weight-asian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.0626in"/>
        </style:tab-stops>
      </style:paragraph-properties>
      <style:text-properties fo:color="#000000" fo:font-weight="normal" officeooo:rsid="00073561" officeooo:paragraph-rsid="00073561" style:font-weight-asian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06bb02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.0626in"/>
        </style:tab-stops>
      </style:paragraph-properties>
      <style:text-properties fo:font-weight="bold" officeooo:rsid="0006bb02" officeooo:paragraph-rsid="0006bb02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.0626in"/>
        </style:tab-stops>
      </style:paragraph-properties>
      <style:text-properties fo:font-weight="bold" officeooo:paragraph-rsid="0006bb02" style:font-weight-asian="bold" style:font-weight-complex="bold"/>
    </style:style>
    <style:style style:name="P8" style:family="paragraph" style:parent-style-name="Standard">
      <style:paragraph-properties fo:margin-left="0.25in" fo:margin-right="0in" fo:text-indent="0in" style:auto-text-indent="false">
        <style:tab-stops>
          <style:tab-stop style:position="0.0626in"/>
        </style:tab-stops>
      </style:paragraph-properties>
      <style:text-properties fo:color="#000000" fo:font-weight="normal" officeooo:paragraph-rsid="0006bb02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0.0626in"/>
        </style:tab-stops>
      </style:paragraph-properties>
      <style:text-properties fo:color="#000000" fo:font-weight="normal" officeooo:paragraph-rsid="0006bb02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.0626in"/>
        </style:tab-stops>
      </style:paragraph-properties>
      <style:text-properties fo:color="#000000" fo:font-weight="normal" officeooo:rsid="00090ce0" officeooo:paragraph-rsid="00090ce0" style:font-weight-asian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.0626in"/>
        </style:tab-stops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90ce0" officeooo:paragraph-rsid="00090ce0" style:text-blinking="false" fo:background-color="transparent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0626in"/>
        </style:tab-stops>
      </style:paragraph-properties>
      <style:text-properties officeooo:paragraph-rsid="0009ab0d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.0626in"/>
        </style:tab-stops>
      </style:paragraph-properties>
      <style:text-properties officeooo:paragraph-rsid="000b9ef1"/>
    </style:style>
    <style:style style:name="P14" style:family="paragraph" style:parent-style-name="Standard">
      <style:text-properties fo:color="#000000" style:font-name="lucidatypewriter" fo:font-size="10pt" style:font-size-asian="10pt"/>
    </style:style>
    <style:style style:name="P15" style:family="paragraph" style:parent-style-name="Standard">
      <style:text-properties fo:color="#000000" style:font-name="lucidatypewriter" fo:font-size="10pt" officeooo:rsid="000b9ef1" officeooo:paragraph-rsid="000b9ef1" style:font-size-asian="10pt"/>
    </style:style>
    <style:style style:name="P16" style:family="paragraph" style:parent-style-name="Standard">
      <style:text-properties officeooo:paragraph-rsid="000b9ef1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09ab0d" style:font-weight-asian="normal" style:font-weight-complex="normal"/>
    </style:style>
    <style:style style:name="T4" style:family="text">
      <style:text-properties fo:color="#000000" fo:font-weight="normal" officeooo:rsid="000b9ef1" style:font-weight-asian="normal" style:font-weight-complex="normal"/>
    </style:style>
    <style:style style:name="T5" style:family="text">
      <style:text-properties fo:color="#000000" officeooo:rsid="0006bb02"/>
    </style:style>
    <style:style style:name="T6" style:family="text">
      <style:text-properties fo:color="#000000" style:font-name="lucidatypewriter" fo:font-size="10pt" style:font-size-asian="10pt"/>
    </style:style>
    <style:style style:name="T7" style:family="text">
      <style:text-properties fo:color="#000000" style:font-name="lucidatypewriter" fo:font-size="10pt" officeooo:rsid="000b9ef1" style:font-size-asian="10pt"/>
    </style:style>
    <style:style style:name="T8" style:family="text">
      <style:text-properties fo:color="#000000" style:font-name="lucidatypewriter" fo:font-size="10pt" style:font-size-asian="10pt"/>
    </style:style>
    <style:style style:name="T9" style:family="text">
      <style:text-properties officeooo:rsid="00090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_DdeLink__512_1381508168"/>Jacob Oakes</text:p>
      <text:p text:style-name="P7"><text:span text:style-name="T5">Matlab </text:span><text:span text:style-name="T1">Quick Reference Guide:</text:span></text:p>
      <text:p text:style-name="P3"/>
      <text:p text:style-name="P3">creating a 3D array:</text:p>
      <text:p text:style-name="P3"/>
      <text:p text:style-name="P5"><text:tab/>&gt;&gt; A(:,:,1) = [1 2; 3 4]</text:p>
      <text:p text:style-name="P5"><text:tab/>&gt;&gt; A(:,:,2) = [5 6; 7 8]</text:p>
      <text:p text:style-name="P3"><text:tab/><text:tab/>&gt;&gt; A(:,:,3) = [9 10; 11 12]</text:p>
      <text:p text:style-name="P8"/>
      <text:p text:style-name="P3">if statement: </text:p>
      <text:p text:style-name="P3"><text:tab/><text:tab/></text:p>
      <text:p text:style-name="P3"><text:tab/><text:tab/>if true</text:p>
      <text:p text:style-name="P3"><text:tab/><text:tab/><text:tab/>do something</text:p>
      <text:p text:style-name="P3"><text:tab/><text:tab/>else</text:p>
      <text:p text:style-name="P3"><text:tab/><text:tab/><text:tab/>do else</text:p>
      <text:p text:style-name="P3"><text:tab/><text:tab/>end</text:p>
      <text:p text:style-name="P3"/>
      <text:p text:style-name="P3">for loop:</text:p>
      <text:p text:style-name="P3"><text:tab/><text:tab/>for j = 1: 10</text:p>
      <text:p text:style-name="P3"><text:tab/><text:tab/><text:tab/>count = count + 1;</text:p>
      <text:p text:style-name="P3"><text:tab/><text:tab/>end</text:p>
      <text:p text:style-name="P3"/>
      <text:p text:style-name="P3">images: </text:p>
      <text:p text:style-name="P3"><text:tab/><text:tab/>img = imread('image.jpg')</text:p>
      <text:p text:style-name="P3"><text:tab/><text:tab/>imtool(img)</text:p>
      <text:p text:style-name="P3"><text:tab/><text:tab/>imshow(img)</text:p>
      <text:p text:style-name="P1"><text:span text:style-name="T2"><text:tab/><text:tab/>imwrite(img, 'image.png')<text:tab/><text:tab/></text:span><text:span text:style-name="T3">saves image to a file</text:span></text:p>
      <text:p text:style-name="P12"><text:span text:style-name="T2"><text:tab/><text:tab/></text:span><text:span text:style-name="T3">i</text:span><text:span text:style-name="T2">mhist</text:span><text:span text:style-name="T3">(img)<text:tab/><text:tab/><text:tab/><text:tab/>histogram of the image</text:span></text:p>
      <text:p text:style-name="P13"><text:span text:style-name="T3"><text:tab/><text:tab/>imresize(img, 0.5, ‘bicubic’);<text:tab/><text:tab/></text:span><text:span text:style-name="T4">cuts the size in half</text:span></text:p>
      <text:p text:style-name="P3"/>
      <text:p text:style-name="P4">color:</text:p>
      <text:p text:style-name="P3"><text:tab/><text:tab/>red = img(:,:,1)</text:p>
      <text:p text:style-name="P10"><text:tab/><text:tab/>green = img(:,:,2)</text:p>
      <text:p text:style-name="P10"><text:tab/><text:tab/>blue = img(:,:,3)</text:p>
      <text:p text:style-name="P3"><text:tab/><text:tab/>gray = rgb2gray(img)</text:p>
      <text:p text:style-name="P1"/>
      <text:p text:style-name="P10">example mask doubling blues with value less than 64:</text:p>
      <text:p text:style-name="P2"><text:span text:style-name="T9"><text:tab/><text:tab/></text:span><text:span text:style-name="T6">[row, col] = size(blue);</text:span></text:p>
      <text:p text:style-name="P14"><text:tab/>mask = ones(row, col);</text:p>
      <text:p text:style-name="P14"><text:tab/>mask(blue &lt; 64) = 2;</text:p>
      <text:p text:style-name="P14"><text:tab/>newBlue = double(blue) .* mask;</text:p>
      <text:p text:style-name="P14"><text:tab/>doubleSomeBlue(:,:,3) = uint8(newBlue);</text:p>
      <text:p text:style-name="P14"/>
      <text:p text:style-name="P15">Applying a binary mask to a color image you must use repmat to include the 3 bands</text:p>
      <text:p text:style-name="P16"><text:span text:style-name="T7"><text:tab/></text:span><text:span text:style-name="T6">img2 = double(img) .* repmat(mask, [1,1,3]);</text:span></text:p>
      <text:p text:style-name="P15"/>
      <text:p text:style-name="P14"><text:bookmark-end text:name="__DdeLink__512_1381508168"/></text:p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9:33:33.754242860</meta:creation-date>
    <dc:date>2014-12-07T13:13:57.566446009</dc:date>
    <meta:editing-duration>PT2H31M15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37" meta:word-count="146" meta:character-count="861" meta:non-whitespace-character-count="692"/>
  </office:meta>
</office:document-meta>
</file>